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5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5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bbe33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4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4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0" style:family="table-row">
      <style:table-row-properties style:min-row-height="0.3271in"/>
    </style:style>
    <style:style style:name="Table4.18" style:family="table-row">
      <style:table-row-properties style:min-row-height="0.3472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ext_20_body">
      <style:text-properties officeooo:rsid="0011eaf0" officeooo:paragraph-rsid="0011eaf0"/>
    </style:style>
    <style:style style:name="P21" style:family="paragraph" style:parent-style-name="Heading_20_1">
      <style:text-properties officeooo:rsid="000d9153" officeooo:paragraph-rsid="000d9153"/>
    </style:style>
    <style:style style:name="P22" style:family="paragraph" style:parent-style-name="Heading_20_1">
      <style:paragraph-properties fo:break-before="page"/>
      <style:text-properties officeooo:rsid="001009bd" officeooo:paragraph-rsid="001009bd"/>
    </style:style>
    <style:style style:name="P23" style:family="paragraph" style:parent-style-name="Heading_20_1">
      <style:text-properties officeooo:rsid="001009bd" officeooo:paragraph-rsid="001009bd"/>
    </style:style>
    <style:style style:name="P24" style:family="paragraph" style:parent-style-name="Text_20_body" style:list-style-name="L1">
      <style:text-properties officeooo:paragraph-rsid="001009bd"/>
    </style:style>
    <style:style style:name="P25" style:family="paragraph">
      <style:paragraph-properties fo:margin-left="0in" fo:margin-right="0in" fo:margin-top="0in" fo:margin-bottom="0in" fo:line-height="100%" fo:text-align="center" fo:text-indent="0in"/>
    </style:style>
    <style:style style:name="P2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1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31" svg:width="6.9469in" svg:height="1.1748in" svg:x="-0.0047in" svg:y="0.4957in"><draw:text-box><text:p><text:span text:style-name="T8">You are a </text:span><text:span text:style-name="T8">blob, dead </text:span><text:span text:style-name="T8">set on </text:span><text:span text:style-name="T8">consuming </text:span><text:span text:style-name="T8">everything in </text:span><text:span text:style-name="T8">your path. <text:s/></text:span><text:span text:style-name="T8">Well, almost </text:span><text:span text:style-name="T8">everything. <text:s/></text:span><text:span text:style-name="T8">There are 2 </text:span><text:span text:style-name="T8">categories of </text:span><text:span text:style-name="T8">consumables, </text:span><text:span text:style-name="T8">stationary, </text:span><text:span text:style-name="T8">and mobile. </text:span><text:span text:style-name="T8">Each is </text:span><text:span text:style-name="T8">subdivided </text:span><text:span text:style-name="T8">into safe, and </text:span><text:span text:style-name="T8">toxic; and </text:span><text:span text:style-name="T8">further </text:span><text:span text:style-name="T8">categorized </text:span><text:span text:style-name="T8">as needed.</text:span></text:p><text:p><text:span text:style-name="T8"/></text:p><text:p><text:span text:style-name="T8">If an object </text:span><text:span text:style-name="T8">is consumed, </text:span><text:span text:style-name="T8">its volume is </text:span><text:span text:style-name="T8">added to the </text:span><text:span text:style-name="T8">player’s. If </text:span><text:span text:style-name="T8">the object is </text:span><text:span text:style-name="T8">toxic, that </text:span><text:span text:style-name="T8">volume is </text:span><text:span text:style-name="T8">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31" svg:width="6.9469in" svg:height="1.1748in" svg:x="0.0366in" svg:y="0.048in"><draw:text-box><text:p><text:span text:style-name="T8">The target </text:span><text:span text:style-name="T8">audience is </text:span><text:span text:style-name="T8">casual </text:span><text:span text:style-name="T8">gamers </text:span><text:span text:style-name="T8">looking for </text:span><text:span text:style-name="T8">simple, short </text:span><text:span text:style-name="T8">duration </text:span><text:span text:style-name="T8">games. <text:s/>It is </text:span><text:span text:style-name="T8">also of </text:span><text:span text:style-name="T8">interest to </text:span><text:span text:style-name="T8">students of </text:span><text:span text:style-name="T8">Unity.</text:span></text:p></draw:text-box></draw:frame></text:p>
      <text:h text:style-name="P22" text:outline-level="1">Concept sketch &amp; inspiration:</text:h>
      <text:p text:style-name="P3"><draw:frame text:anchor-type="paragraph" draw:z-index="2" draw:name="Text Frame 3" draw:style-name="gr9" draw:text-style-name="P31" svg:width="6.7323in" svg:height="3.8634in" svg:x="0.1083in" svg:y="0.2673in"><draw:text-box><text:p><text:span text:style-name="T8">The </text:span><text:span text:style-name="T8">consumables </text:span><text:span text:style-name="T8">will appear </text:span><text:span text:style-name="T8">in random </text:span><text:span text:style-name="T8">places and </text:span><text:span text:style-name="T8">move in </text:span><text:span text:style-name="T8">random </text:span><text:span text:style-name="T8">directions </text:span><text:span text:style-name="T8">and </text:span><text:span text:style-name="T8">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26" svg:width="1.0276in" svg:height="0.9996in" svg:x="1.952in" svg:y="0.2039in" svg:viewBox="0 0 2611 2540" svg:d="M1142 847c-1468 0-1101 1270-1101 1270l734 423 1469-847 367-846-367-424v-423z"><text:p text:style-name="P25"><text:span text:style-name="T7">player</text:span></text:p></draw:path><draw:custom-shape draw:style-name="gr3" draw:text-style-name="P28" svg:width="0.5004in" svg:height="0.2504in" svg:x="3.4799in" svg:y="0.7043in"><text:p text:style-name="P27"><text:span text:style-name="T7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29" svg:width="0.3933in" svg:height="0.3933in" svg:x="2.9799in" svg:y="0.9543in"><text:p text:style-name="P27"><text:span text:style-name="T7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0" svg:x1="2.9799in" svg:y1="0.2039in" svg:x2="3.9799in" svg:y2="0.4539in"><text:p/></draw:line><draw:line draw:style-name="gr6" draw:text-style-name="P30" svg:x1="2.9799in" svg:y1="0.7496in" svg:x2="3.5701in" svg:y2="0.7496in"><text:p/></draw:line><draw:line draw:style-name="gr7" draw:text-style-name="P30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5" office:value-type="string">
            <text:p text:style-name="P15">Presses the mouse</text:p>
          </table:table-cell>
          <table:table-cell table:style-name="Table3.B5" office:value-type="string">
            <text:p text:style-name="P14">Fires a projectile</text:p>
          </table:table-cell>
        </table:table-row>
      </table:table>
      <text:p text:style-name="P5"/>
      <text:h text:style-name="P22" text:outline-level="1">Accessibility:</text:h>
      <text:p text:style-name="P5"><draw:frame text:anchor-type="paragraph" draw:z-index="3" draw:name="Text Frame 4" draw:style-name="gr8" draw:text-style-name="P31" svg:width="5.7331in" svg:height="1.4831in" svg:x="0.3283in" svg:y="0.3457in"><draw:text-box><text:p><text:span text:style-name="T8">N</text:span><text:span text:style-name="T8">o</text:span><text:span text:style-name="T8">t</text:span><text:span text:style-name="T8">h</text:span><text:span text:style-name="T8">i</text:span><text:span text:style-name="T8">n</text:span><text:span text:style-name="T8">g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a</text:span><text:span text:style-name="T8">l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d</text:span><text:span text:style-name="T8">o</text:span><text:span text:style-name="T8">n</text:span><text:span text:style-name="T8">e</text:span><text:span text:style-name="T8">,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t</text:span><text:span text:style-name="T8">h</text:span><text:span text:style-name="T8">a</text:span><text:span text:style-name="T8">n</text:span><text:span text:style-name="T8"> </text:span><text:span text:style-name="T8">m</text:span><text:span text:style-name="T8">a</text:span><text:span text:style-name="T8">k</text:span><text:span text:style-name="T8">i</text:span><text:span text:style-name="T8">n</text:span><text:span text:style-name="T8">g</text:span><text:span text:style-name="T8"> </text:span><text:span text:style-name="T8">s</text:span><text:span text:style-name="T8">u</text:span><text:span text:style-name="T8">r</text:span><text:span text:style-name="T8">e</text:span><text:span text:style-name="T8"> </text:span><text:span text:style-name="T8">b</text:span><text:span text:style-name="T8">o</text:span><text:span text:style-name="T8">t</text:span><text:span text:style-name="T8">h</text:span><text:span text:style-name="T8"> </text:span><text:span text:style-name="T8">p</text:span><text:span text:style-name="T8">a</text:span><text:span text:style-name="T8">i</text:span><text:span text:style-name="T8">r</text:span><text:span text:style-name="T8">s</text:span><text:span text:style-name="T8"> </text:span><text:span text:style-name="T8">o</text:span><text:span text:style-name="T8">f </text:span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t</text:span><text:span text:style-name="T8">a</text:span><text:span text:style-name="T8">l</text:span><text:span text:style-name="T8">, </text:span><text:span text:style-name="T8">a</text:span><text:span text:style-name="T8">n</text:span><text:span text:style-name="T8">d</text:span><text:span text:style-name="T8"> </text:span><text:span text:style-name="T8">v</text:span><text:span text:style-name="T8">e</text:span><text:span text:style-name="T8">r</text:span><text:span text:style-name="T8">t</text:span><text:span text:style-name="T8">i</text:span><text:span text:style-name="T8">c</text:span><text:span text:style-name="T8">a</text:span><text:span text:style-name="T8">l </text:span><text:span text:style-name="T8">a</text:span><text:span text:style-name="T8">x</text:span><text:span text:style-name="T8">e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e</text:span><text:span text:style-name="T8">n</text:span><text:span text:style-name="T8">a</text:span><text:span text:style-name="T8">b</text:span><text:span text:style-name="T8">l</text:span><text:span text:style-name="T8">e</text:span><text:span text:style-name="T8">d</text:span><text:span text:style-name="T8">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3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A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4" office:value-type="string">
            <text:p text:style-name="P18">1</text:p>
          </table:table-cell>
          <table:table-cell table:style-name="Table4.A4" office:value-type="string">
            <text:p text:style-name="P14">- Create git branch for the title screen.</text:p>
          </table:table-cell>
          <table:table-cell table:style-name="Table4.C4" office:value-type="string">
            <text:p text:style-name="P12"/>
          </table:table-cell>
        </table:table-row>
        <table:table-row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Create title screen.</text:p>
          </table:table-cell>
          <table:table-cell table:style-name="Table4.C4" office:value-type="string">
            <text:p text:style-name="P12"/>
          </table:table-cell>
        </table:table-row>
        <table:table-row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Merge the completed title screen into the master branch.</text:p>
          </table:table-cell>
          <table:table-cell table:style-name="Table4.C4" office:value-type="string">
            <text:p text:style-name="P12"/>
          </table:table-cell>
        </table:table-row>
        <table:table-row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Create game navigation from title, main game, pause menu, and game over <text:s/>screens.</text:p>
          </table:table-cell>
          <table:table-cell table:style-name="Table4.C4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4" office:value-type="string">
            <text:p text:style-name="P18">2</text:p>
          </table:table-cell>
          <table:table-cell table:style-name="Table4.A4" office:value-type="string">
            <text:p text:style-name="P14">- Create persistent data mechanism.</text:p>
          </table:table-cell>
          <table:table-cell table:style-name="Table4.C4" office:value-type="string">
            <text:p text:style-name="P12"/>
          </table:table-cell>
        </table:table-row>
        <table:table-row table:style-name="Table4.10"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Create player and tie camera to it for a 3<text:span text:style-name="T4">rd</text:span> person view.</text:p>
          </table:table-cell>
          <table:table-cell table:style-name="Table4.C4" office:value-type="string">
            <text:p text:style-name="P12"/>
          </table:table-cell>
        </table:table-row>
        <table:table-row table:style-name="Table4.10"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Create mobile and Stationary base classes.</text:p>
          </table:table-cell>
          <table:table-cell table:style-name="Table4.C4" office:value-type="string">
            <text:p text:style-name="P12"/>
          </table:table-cell>
        </table:table-row>
        <table:table-row table:style-name="Table4.10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0">
          <table:table-cell table:style-name="Table4.A4" office:value-type="string">
            <text:p text:style-name="P18">3</text:p>
          </table:table-cell>
          <table:table-cell table:style-name="Table4.A4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4" office:value-type="string">
            <text:p text:style-name="P12"/>
          </table:table-cell>
        </table:table-row>
        <table:table-row table:style-name="Table4.10"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Implement Consume() overrideable method that is triggered via collider.</text:p>
          </table:table-cell>
          <table:table-cell table:style-name="Table4.C4" office:value-type="string">
            <text:p text:style-name="P12"/>
          </table:table-cell>
        </table:table-row>
        <table:table-row table:style-name="Table4.10">
          <table:table-cell table:style-name="Table4.A4" office:value-type="string">
            <text:p text:style-name="P14"/>
          </table:table-cell>
          <table:table-cell table:style-name="Table4.A4" office:value-type="string">
            <text:p text:style-name="P14">- Implement player movement and camera control.</text:p>
          </table:table-cell>
          <table:table-cell table:style-name="Table4.C4" office:value-type="string">
            <text:p text:style-name="P12"/>
          </table:table-cell>
        </table:table-row>
        <table:table-row table:style-name="Table4.10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0">
          <table:table-cell table:style-name="Table4.A4" office:value-type="string">
            <text:p text:style-name="P18">4</text:p>
          </table:table-cell>
          <table:table-cell table:style-name="Table4.A4" office:value-type="string">
            <text:p text:style-name="P14">- Create safe/toxic subclasses of <text:span text:style-name="T6">M</text:span>obileActors and StationaryObjects.</text:p>
          </table:table-cell>
          <table:table-cell table:style-name="Table4.C4" office:value-type="string">
            <text:p text:style-name="P12"/>
          </table:table-cell>
        </table:table-row>
        <text:soft-page-break/>
        <table:table-row table:style-name="Table4.18">
          <table:table-cell table:style-name="Table4.A4" office:value-type="string">
            <text:p text:style-name="P18"/>
          </table:table-cell>
          <table:table-cell table:style-name="Table4.A4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4" office:value-type="string">
            <text:p text:style-name="P12"/>
          </table:table-cell>
        </table:table-row>
        <table:table-row table:style-name="Table4.18">
          <table:table-cell table:style-name="Table4.A4" office:value-type="string">
            <text:p text:style-name="P18"/>
          </table:table-cell>
          <table:table-cell table:style-name="Table4.A4" office:value-type="string">
            <text:p text:style-name="P14">- Implement temporary speed boost with space bar.</text:p>
          </table:table-cell>
          <table:table-cell table:style-name="Table4.C4" office:value-type="string">
            <text:p text:style-name="P12"/>
          </table:table-cell>
        </table:table-row>
        <table:table-row table:style-name="Table4.18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8">
          <table:table-cell table:style-name="Table4.A4" office:value-type="string">
            <text:p text:style-name="P19">5</text:p>
          </table:table-cell>
          <table:table-cell table:style-name="Table4.A4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4" office:value-type="string">
            <text:p text:style-name="P12"/>
          </table:table-cell>
        </table:table-row>
        <table:table-row table:style-name="Table4.18">
          <table:table-cell table:style-name="Table4.A4" office:value-type="string">
            <text:p text:style-name="P19"/>
          </table:table-cell>
          <table:table-cell table:style-name="Table4.A4" office:value-type="string">
            <text:p text:style-name="P14">- <text:span text:style-name="T5">Choose assets to replace prototype objects.</text:span></text:p>
          </table:table-cell>
          <table:table-cell table:style-name="Table4.C4" office:value-type="string">
            <text:p text:style-name="P12"/>
          </table:table-cell>
        </table:table-row>
        <table:table-row table:style-name="Table4.18">
          <table:table-cell table:style-name="Table4.A4" office:value-type="string">
            <text:p text:style-name="P19"/>
          </table:table-cell>
          <table:table-cell table:style-name="Table4.A4" office:value-type="string">
            <text:p text:style-name="P14">- <text:span text:style-name="T5">Add audio/lighting.</text:span></text:p>
          </table:table-cell>
          <table:table-cell table:style-name="Table4.C4" office:value-type="string">
            <text:p text:style-name="P12"/>
          </table:table-cell>
        </table:table-row>
        <table:table-row table:style-name="Table4.18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8">
          <table:table-cell table:style-name="Table4.A4" office:value-type="string">
            <text:p text:style-name="P19">6</text:p>
          </table:table-cell>
          <table:table-cell table:style-name="Table4.A4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4" office:value-type="string">
            <text:p text:style-name="P12"/>
          </table:table-cell>
        </table:table-row>
      </table:table>
      <text:p text:style-name="P3"/>
      <text:h text:style-name="P23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</table:table>
      <text:list text:style-name="L1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T2H58M6S</meta:editing-duration>
    <meta:editing-cycles>6</meta:editing-cycles>
    <dc:date>2023-08-09T18:12:58.777275099</dc:date>
    <meta:document-statistic meta:table-count="5" meta:image-count="0" meta:object-count="0" meta:page-count="4" meta:paragraph-count="67" meta:word-count="312" meta:character-count="1910" meta:non-whitespace-character-count="1653"/>
  </office:meta>
</office:document-meta>
</file>